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" svg:font-family="'Andale Mono'" style:font-pitch="fixed"/>
    <style:font-face style:name="LM Mono 10" svg:font-family="'LM Mono 10'" style:font-pitch="fixed"/>
    <style:font-face style:name="LM Mono Light 10" svg:font-family="'LM Mono Light 10'" style:font-pitch="fixed"/>
    <style:font-face style:name="LM Mono Light Cond 10" svg:font-family="'LM Mono Light Cond 10'" style:font-pitch="fixed"/>
    <style:font-face style:name="TeXGyreCursor" svg:font-family="TeXGyreCursor" style:font-pitch="fixed"/>
    <style:font-face style:name="Ubuntu Mono" svg:font-family="'Ubuntu Mono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Garuda" svg:font-family="Garuda" style:font-pitch="variable"/>
    <style:font-face style:name="LM Mono Prop 10" svg:font-family="'LM Mono Prop 10'" style:font-pitch="variable"/>
    <style:font-face style:name="LM Mono Prop Light 10" svg:font-family="'LM Mono Prop Light 10'" style:font-pitch="variable"/>
    <style:font-face style:name="LM Roman 12" svg:font-family="'LM Roman 12'" style:font-pitch="variable"/>
    <style:font-face style:name="LM Roman 8" svg:font-family="'LM Roman 8'" style:font-pitch="variable"/>
    <style:font-face style:name="LM Roman Dunhill 10" svg:font-family="'LM Roman Dunhill 10'" style:font-pitch="variable"/>
    <style:font-face style:name="Latin Modern Math" svg:font-family="'Latin Modern Math'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STIX" svg:font-family="STIX" style:font-pitch="variable"/>
    <style:font-face style:name="STIXGeneral" svg:font-family="STIXGeneral" style:font-pitch="variable"/>
    <style:font-face style:name="Symbola" svg:font-family="Symbola" style:font-pitch="variable"/>
    <style:font-face style:name="TeX Gyre Bonum" svg:font-family="'TeX Gyre Bonum'" style:font-pitch="variable"/>
    <style:font-face style:name="TeX Gyre Bonum Math" svg:font-family="'TeX Gyre Bonum Math'" style:font-pitch="variable"/>
    <style:font-face style:name="TeX Gyre Schola Math" svg:font-family="'TeX Gyre Schola Math'" style:font-pitch="variable"/>
    <style:font-face style:name="TeX Gyre Termes Math" svg:font-family="'TeX Gyre Termes Math'" style:font-pitch="variable"/>
    <style:font-face style:name="TeXGyreAdventor" svg:font-family="TeXGyreAdventor" style:font-pitch="variable"/>
    <style:font-face style:name="TeXGyreChorus" svg:font-family="TeXGyreChorus" style:font-pitch="variable"/>
    <style:font-face style:name="TeXGyreHeros" svg:font-family="TeXGyreHeros" style:font-pitch="variable"/>
    <style:font-face style:name="Tlwg Typist" svg:font-family="'Tlwg Typist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nPilgi" svg:font-family="UnPilgi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M Sans Quot 8" svg:font-family="'LM Sans Quot 8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40pt" officeooo:rsid="001ba467" officeooo:paragraph-rsid="001ddf0f" style:font-size-asian="40pt" style:font-size-complex="40pt"/>
    </style:style>
    <style:style style:name="P2" style:family="paragraph" style:parent-style-name="Standard">
      <style:text-properties style:font-name="Abyssinica SI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" style:family="paragraph" style:parent-style-name="Standard">
      <style:text-properties style:font-name="Andale Mono" fo:font-size="40pt" officeooo:rsid="001ba467" officeooo:paragraph-rsid="001ddf0f" style:font-size-asian="40pt" style:font-size-complex="40pt"/>
    </style:style>
    <style:style style:name="P4" style:family="paragraph" style:parent-style-name="Standard">
      <style:text-properties style:font-name="Andale 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" style:family="paragraph" style:parent-style-name="Standard">
      <style:text-properties style:font-name="Arial" fo:font-size="40pt" officeooo:rsid="001ba467" officeooo:paragraph-rsid="001ddf0f" style:font-size-asian="40pt" style:font-size-complex="40pt"/>
    </style:style>
    <style:style style:name="P6" style:family="paragraph" style:parent-style-name="Standard">
      <style:text-properties style:font-name="Aria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" style:family="paragraph" style:parent-style-name="Standard">
      <style:text-properties style:font-name="Arial Black" fo:font-size="40pt" officeooo:rsid="001ba467" officeooo:paragraph-rsid="001ddf0f" style:font-size-asian="40pt" style:font-size-complex="40pt"/>
    </style:style>
    <style:style style:name="P8" style:family="paragraph" style:parent-style-name="Standard">
      <style:text-properties style:font-name="Arial Black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" style:family="paragraph" style:parent-style-name="Standard">
      <style:text-properties style:font-name="Bitstream Charter" fo:font-size="40pt" officeooo:rsid="001ba467" officeooo:paragraph-rsid="001ddf0f" style:font-size-asian="40pt" style:font-size-complex="40pt"/>
    </style:style>
    <style:style style:name="P10" style:family="paragraph" style:parent-style-name="Standard">
      <style:text-properties style:font-name="Bitstream Charter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" style:family="paragraph" style:parent-style-name="Standard">
      <style:text-properties style:font-name="Century Schoolbook L" fo:font-size="40pt" officeooo:rsid="001ba467" officeooo:paragraph-rsid="001ddf0f" style:font-size-asian="40pt" style:font-size-complex="40pt"/>
    </style:style>
    <style:style style:name="P12" style:family="paragraph" style:parent-style-name="Standard">
      <style:text-properties style:font-name="Century Schoolbook 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3" style:family="paragraph" style:parent-style-name="Standard">
      <style:text-properties style:font-name="Comic Sans MS" fo:font-size="40pt" officeooo:rsid="001ba467" officeooo:paragraph-rsid="001ddf0f" style:font-size-asian="40pt" style:font-size-complex="40pt"/>
    </style:style>
    <style:style style:name="P14" style:family="paragraph" style:parent-style-name="Standard">
      <style:text-properties style:font-name="Comic Sans M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5" style:family="paragraph" style:parent-style-name="Standard">
      <style:text-properties style:font-name="Courier" fo:font-size="40pt" officeooo:rsid="001ba467" officeooo:paragraph-rsid="001ddf0f" style:font-size-asian="40pt" style:font-size-complex="40pt"/>
    </style:style>
    <style:style style:name="P16" style:family="paragraph" style:parent-style-name="Standard">
      <style:text-properties style:font-name="Courier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7" style:family="paragraph" style:parent-style-name="Standard">
      <style:text-properties style:font-name="DejaVu Sans" fo:font-size="40pt" officeooo:rsid="001ba467" officeooo:paragraph-rsid="001ddf0f" style:font-size-asian="40pt" style:font-size-complex="40pt"/>
    </style:style>
    <style:style style:name="P18" style:family="paragraph" style:parent-style-name="Standard">
      <style:text-properties style:font-name="DejaVu San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9" style:family="paragraph" style:parent-style-name="Standard">
      <style:text-properties style:font-name="DejaVu Sans Condensed" fo:font-size="40pt" officeooo:rsid="001ba467" officeooo:paragraph-rsid="001ddf0f" style:font-size-asian="40pt" style:font-size-complex="40pt"/>
    </style:style>
    <style:style style:name="P20" style:family="paragraph" style:parent-style-name="Standard">
      <style:text-properties style:font-name="DejaVu Sans Condensed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1" style:family="paragraph" style:parent-style-name="Standard">
      <style:text-properties style:font-name="DejaVu Sans Light" fo:font-size="40pt" officeooo:rsid="001ba467" officeooo:paragraph-rsid="001ddf0f" style:font-size-asian="40pt" style:font-size-complex="40pt"/>
    </style:style>
    <style:style style:name="P22" style:family="paragraph" style:parent-style-name="Standard">
      <style:text-properties style:font-name="DejaVu Sans Ligh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3" style:family="paragraph" style:parent-style-name="Standard">
      <style:text-properties style:font-name="DejaVu Sans Mono" fo:font-size="40pt" officeooo:rsid="001ba467" officeooo:paragraph-rsid="001ddf0f" style:font-size-asian="40pt" style:font-size-complex="40pt"/>
    </style:style>
    <style:style style:name="P24" style:family="paragraph" style:parent-style-name="Standard">
      <style:text-properties style:font-name="DejaVu Sans 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5" style:family="paragraph" style:parent-style-name="Standard">
      <style:text-properties style:font-name="DejaVu Serif" fo:font-size="40pt" officeooo:rsid="001ba467" officeooo:paragraph-rsid="001ddf0f" style:font-size-asian="40pt" style:font-size-complex="40pt"/>
    </style:style>
    <style:style style:name="P26" style:family="paragraph" style:parent-style-name="Standard">
      <style:text-properties style:font-name="DejaVu Serif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7" style:family="paragraph" style:parent-style-name="Standard">
      <style:text-properties style:font-name="DejaVu Serif Condensed" fo:font-size="40pt" officeooo:rsid="001ba467" officeooo:paragraph-rsid="001ddf0f" style:font-size-asian="40pt" style:font-size-complex="40pt"/>
    </style:style>
    <style:style style:name="P28" style:family="paragraph" style:parent-style-name="Standard">
      <style:text-properties style:font-name="DejaVu Serif Condensed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9" style:family="paragraph" style:parent-style-name="Standard">
      <style:text-properties style:font-name="FreeMono" fo:font-size="40pt" officeooo:rsid="001ba467" officeooo:paragraph-rsid="001ddf0f" style:font-size-asian="40pt" style:font-size-complex="40pt"/>
    </style:style>
    <style:style style:name="P30" style:family="paragraph" style:parent-style-name="Standard">
      <style:text-properties style:font-name="Free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1" style:family="paragraph" style:parent-style-name="Standard">
      <style:text-properties style:font-name="FreeSans" fo:font-size="40pt" officeooo:rsid="001ba467" officeooo:paragraph-rsid="001ddf0f" style:font-size-asian="40pt" style:font-size-complex="40pt"/>
    </style:style>
    <style:style style:name="P32" style:family="paragraph" style:parent-style-name="Standard">
      <style:text-properties style:font-name="FreeSan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3" style:family="paragraph" style:parent-style-name="Standard">
      <style:text-properties style:font-name="FreeSerif" fo:font-size="40pt" officeooo:rsid="001ba467" officeooo:paragraph-rsid="001ddf0f" style:font-size-asian="40pt" style:font-size-complex="40pt"/>
    </style:style>
    <style:style style:name="P34" style:family="paragraph" style:parent-style-name="Standard">
      <style:text-properties style:font-name="FreeSerif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5" style:family="paragraph" style:parent-style-name="Standard">
      <style:text-properties style:font-name="Garuda" fo:font-size="40pt" officeooo:rsid="001ba467" officeooo:paragraph-rsid="001ddf0f" style:font-size-asian="40pt" style:font-size-complex="40pt"/>
    </style:style>
    <style:style style:name="P36" style:family="paragraph" style:parent-style-name="Standard">
      <style:text-properties style:font-name="Garuda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7" style:family="paragraph" style:parent-style-name="Standard">
      <style:text-properties style:font-name="Georgia" fo:font-size="40pt" officeooo:rsid="001ba467" officeooo:paragraph-rsid="001ddf0f" style:font-size-asian="40pt" style:font-size-complex="40pt"/>
    </style:style>
    <style:style style:name="P38" style:family="paragraph" style:parent-style-name="Standard">
      <style:text-properties style:font-name="Georgia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9" style:family="paragraph" style:parent-style-name="Standard">
      <style:text-properties style:font-name="Impact" fo:font-size="40pt" officeooo:rsid="001ba467" officeooo:paragraph-rsid="001ddf0f" style:font-size-asian="40pt" style:font-size-complex="40pt"/>
    </style:style>
    <style:style style:name="P40" style:family="paragraph" style:parent-style-name="Standard">
      <style:text-properties style:font-name="Impac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1" style:family="paragraph" style:parent-style-name="Standard">
      <style:text-properties style:font-name="Latin Modern Math" fo:font-size="40pt" officeooo:rsid="001ba467" officeooo:paragraph-rsid="001ddf0f" style:font-size-asian="40pt" style:font-size-complex="40pt"/>
    </style:style>
    <style:style style:name="P42" style:family="paragraph" style:parent-style-name="Standard">
      <style:text-properties style:font-name="Latin Modern Math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3" style:family="paragraph" style:parent-style-name="Standard">
      <style:text-properties style:font-name="Lato" fo:font-size="40pt" officeooo:rsid="001ba467" officeooo:paragraph-rsid="001ddf0f" style:font-size-asian="40pt" style:font-size-complex="40pt"/>
    </style:style>
    <style:style style:name="P44" style:family="paragraph" style:parent-style-name="Standard">
      <style:text-properties style:font-name="Lat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5" style:family="paragraph" style:parent-style-name="Standard">
      <style:text-properties style:font-name="Lato Black" fo:font-size="40pt" officeooo:rsid="001ba467" officeooo:paragraph-rsid="001ddf0f" style:font-size-asian="40pt" style:font-size-complex="40pt"/>
    </style:style>
    <style:style style:name="P46" style:family="paragraph" style:parent-style-name="Standard">
      <style:text-properties style:font-name="Lato Black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7" style:family="paragraph" style:parent-style-name="Standard">
      <style:text-properties style:font-name="Lato Hairline" fo:font-size="40pt" officeooo:rsid="001ba467" officeooo:paragraph-rsid="001ddf0f" style:font-size-asian="40pt" style:font-size-complex="40pt"/>
    </style:style>
    <style:style style:name="P48" style:family="paragraph" style:parent-style-name="Standard">
      <style:text-properties style:font-name="Lato Hairline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9" style:family="paragraph" style:parent-style-name="Standard">
      <style:text-properties style:font-name="Lato Heavy" fo:font-size="40pt" officeooo:rsid="001ba467" officeooo:paragraph-rsid="001ddf0f" style:font-size-asian="40pt" style:font-size-complex="40pt"/>
    </style:style>
    <style:style style:name="P50" style:family="paragraph" style:parent-style-name="Standard">
      <style:text-properties style:font-name="Lato Heavy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1" style:family="paragraph" style:parent-style-name="Standard">
      <style:text-properties style:font-name="Lato Light" fo:font-size="40pt" officeooo:rsid="001ba467" officeooo:paragraph-rsid="001ddf0f" style:font-size-asian="40pt" style:font-size-complex="40pt"/>
    </style:style>
    <style:style style:name="P52" style:family="paragraph" style:parent-style-name="Standard">
      <style:text-properties style:font-name="Lato Ligh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3" style:family="paragraph" style:parent-style-name="Standard">
      <style:text-properties style:font-name="Lato Medium" fo:font-size="40pt" officeooo:rsid="001ba467" officeooo:paragraph-rsid="001ddf0f" style:font-size-asian="40pt" style:font-size-complex="40pt"/>
    </style:style>
    <style:style style:name="P54" style:family="paragraph" style:parent-style-name="Standard">
      <style:text-properties style:font-name="Lato Medium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5" style:family="paragraph" style:parent-style-name="Standard">
      <style:text-properties style:font-name="Lato Semibold" fo:font-size="40pt" officeooo:rsid="001ba467" officeooo:paragraph-rsid="001ddf0f" style:font-size-asian="40pt" style:font-size-complex="40pt"/>
    </style:style>
    <style:style style:name="P56" style:family="paragraph" style:parent-style-name="Standard">
      <style:text-properties style:font-name="Lato Semibold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7" style:family="paragraph" style:parent-style-name="Standard">
      <style:text-properties style:font-name="Lato Thin" fo:font-size="40pt" officeooo:rsid="001ba467" officeooo:paragraph-rsid="001ddf0f" style:font-size-asian="40pt" style:font-size-complex="40pt"/>
    </style:style>
    <style:style style:name="P58" style:family="paragraph" style:parent-style-name="Standard">
      <style:text-properties style:font-name="Lato Thin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9" style:family="paragraph" style:parent-style-name="Standard">
      <style:text-properties style:font-name="Liberation Mono" fo:font-size="40pt" officeooo:rsid="001ba467" officeooo:paragraph-rsid="001ddf0f" style:font-size-asian="40pt" style:font-size-complex="40pt"/>
    </style:style>
    <style:style style:name="P60" style:family="paragraph" style:parent-style-name="Standard">
      <style:text-properties style:font-name="Liberation 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61" style:family="paragraph" style:parent-style-name="Standard">
      <style:text-properties style:font-name="Liberation Sans Narrow" fo:font-size="40pt" officeooo:rsid="001ba467" officeooo:paragraph-rsid="001ddf0f" style:font-size-asian="40pt" style:font-size-complex="40pt"/>
    </style:style>
    <style:style style:name="P62" style:family="paragraph" style:parent-style-name="Standard">
      <style:text-properties style:font-name="Liberation Sans Narrow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63" style:family="paragraph" style:parent-style-name="Standard">
      <style:text-properties style:font-name="LM Mono 10" fo:font-size="40pt" officeooo:rsid="001ba467" officeooo:paragraph-rsid="001ddf0f" style:font-size-asian="40pt" style:font-size-complex="40pt"/>
    </style:style>
    <style:style style:name="P64" style:family="paragraph" style:parent-style-name="Standard">
      <style:text-properties style:font-name="LM Mono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65" style:family="paragraph" style:parent-style-name="Standard">
      <style:text-properties style:font-name="LM Mono Light 10" fo:font-size="40pt" officeooo:rsid="001ba467" officeooo:paragraph-rsid="001ddf0f" style:font-size-asian="40pt" style:font-size-complex="40pt"/>
    </style:style>
    <style:style style:name="P66" style:family="paragraph" style:parent-style-name="Standard">
      <style:text-properties style:font-name="LM Mono Light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67" style:family="paragraph" style:parent-style-name="Standard">
      <style:text-properties style:font-name="LM Mono Light Cond 10" fo:font-size="40pt" officeooo:rsid="001ba467" officeooo:paragraph-rsid="001ddf0f" style:font-size-asian="40pt" style:font-size-complex="40pt"/>
    </style:style>
    <style:style style:name="P68" style:family="paragraph" style:parent-style-name="Standard">
      <style:text-properties style:font-name="LM Mono Light Cond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69" style:family="paragraph" style:parent-style-name="Standard">
      <style:text-properties style:font-name="LM Mono Prop 10" fo:font-size="40pt" officeooo:rsid="001ba467" officeooo:paragraph-rsid="001ddf0f" style:font-size-asian="40pt" style:font-size-complex="40pt"/>
    </style:style>
    <style:style style:name="P70" style:family="paragraph" style:parent-style-name="Standard">
      <style:text-properties style:font-name="LM Mono Prop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1" style:family="paragraph" style:parent-style-name="Standard">
      <style:text-properties style:font-name="LM Mono Prop Light 10" fo:font-size="40pt" officeooo:rsid="001ba467" officeooo:paragraph-rsid="001ddf0f" style:font-size-asian="40pt" style:font-size-complex="40pt"/>
    </style:style>
    <style:style style:name="P72" style:family="paragraph" style:parent-style-name="Standard">
      <style:text-properties style:font-name="LM Mono Prop Light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3" style:family="paragraph" style:parent-style-name="Standard">
      <style:text-properties style:font-name="LM Roman 12" fo:font-size="40pt" officeooo:rsid="001ba467" officeooo:paragraph-rsid="001ddf0f" style:font-size-asian="40pt" style:font-size-complex="40pt"/>
    </style:style>
    <style:style style:name="P74" style:family="paragraph" style:parent-style-name="Standard">
      <style:text-properties style:font-name="LM Roman 12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5" style:family="paragraph" style:parent-style-name="Standard">
      <style:text-properties style:font-name="LM Roman 8" fo:font-size="40pt" officeooo:rsid="001ba467" officeooo:paragraph-rsid="001ddf0f" style:font-size-asian="40pt" style:font-size-complex="40pt"/>
    </style:style>
    <style:style style:name="P76" style:family="paragraph" style:parent-style-name="Standard">
      <style:text-properties style:font-name="LM Roman 8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7" style:family="paragraph" style:parent-style-name="Standard">
      <style:text-properties style:font-name="LM Roman Dunhill 10" fo:font-size="40pt" officeooo:rsid="001ba467" officeooo:paragraph-rsid="001ddf0f" style:font-size-asian="40pt" style:font-size-complex="40pt"/>
    </style:style>
    <style:style style:name="P78" style:family="paragraph" style:parent-style-name="Standard">
      <style:text-properties style:font-name="LM Roman Dunhill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9" style:family="paragraph" style:parent-style-name="Standard">
      <style:text-properties style:font-name="LM Sans Quot 8" fo:font-size="40pt" officeooo:rsid="001ba467" officeooo:paragraph-rsid="001ddf0f" style:font-size-asian="40pt" style:font-size-complex="40pt"/>
    </style:style>
    <style:style style:name="P80" style:family="paragraph" style:parent-style-name="Standard">
      <style:text-properties style:font-name="LM Sans Quot 8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1" style:family="paragraph" style:parent-style-name="Standard">
      <style:text-properties style:font-name="Nimbus Sans L" fo:font-size="40pt" officeooo:rsid="001ba467" officeooo:paragraph-rsid="001ddf0f" style:font-size-asian="40pt" style:font-size-complex="40pt"/>
    </style:style>
    <style:style style:name="P82" style:family="paragraph" style:parent-style-name="Standard">
      <style:text-properties style:font-name="Nimbus Sans 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3" style:family="paragraph" style:parent-style-name="Standard">
      <style:text-properties style:font-name="STIX" fo:font-size="40pt" officeooo:rsid="001ba467" officeooo:paragraph-rsid="001ddf0f" style:font-size-asian="40pt" style:font-size-complex="40pt"/>
    </style:style>
    <style:style style:name="P84" style:family="paragraph" style:parent-style-name="Standard">
      <style:text-properties style:font-name="STIX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5" style:family="paragraph" style:parent-style-name="Standard">
      <style:text-properties style:font-name="STIXGeneral" fo:font-size="40pt" officeooo:rsid="001ba467" officeooo:paragraph-rsid="001ddf0f" style:font-size-asian="40pt" style:font-size-complex="40pt"/>
    </style:style>
    <style:style style:name="P86" style:family="paragraph" style:parent-style-name="Standard">
      <style:text-properties style:font-name="STIXGenera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7" style:family="paragraph" style:parent-style-name="Standard">
      <style:text-properties style:font-name="Symbola" fo:font-size="40pt" officeooo:rsid="001ba467" officeooo:paragraph-rsid="001ddf0f" style:font-size-asian="40pt" style:font-size-complex="40pt"/>
    </style:style>
    <style:style style:name="P88" style:family="paragraph" style:parent-style-name="Standard">
      <style:text-properties style:font-name="Symbola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9" style:family="paragraph" style:parent-style-name="Standard">
      <style:text-properties style:font-name="TeX Gyre Bonum Math" fo:font-size="40pt" officeooo:rsid="001ba467" officeooo:paragraph-rsid="001ddf0f" style:font-size-asian="40pt" style:font-size-complex="40pt"/>
    </style:style>
    <style:style style:name="P90" style:family="paragraph" style:parent-style-name="Standard">
      <style:text-properties style:font-name="TeX Gyre Bonum Math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1" style:family="paragraph" style:parent-style-name="Standard">
      <style:text-properties style:font-name="TeX Gyre Schola Math" fo:font-size="40pt" officeooo:rsid="001ba467" officeooo:paragraph-rsid="001ddf0f" style:font-size-asian="40pt" style:font-size-complex="40pt"/>
    </style:style>
    <style:style style:name="P92" style:family="paragraph" style:parent-style-name="Standard">
      <style:text-properties style:font-name="TeX Gyre Schola Math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3" style:family="paragraph" style:parent-style-name="Standard">
      <style:text-properties style:font-name="TeX Gyre Termes Math" fo:font-size="40pt" officeooo:rsid="001ba467" officeooo:paragraph-rsid="001ddf0f" style:font-size-asian="40pt" style:font-size-complex="40pt"/>
    </style:style>
    <style:style style:name="P94" style:family="paragraph" style:parent-style-name="Standard">
      <style:text-properties style:font-name="TeX Gyre Termes Math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5" style:family="paragraph" style:parent-style-name="Standard">
      <style:text-properties style:font-name="TeXGyreAdventor" fo:font-size="40pt" officeooo:rsid="001ba467" officeooo:paragraph-rsid="001ddf0f" style:font-size-asian="40pt" style:font-size-complex="40pt"/>
    </style:style>
    <style:style style:name="P96" style:family="paragraph" style:parent-style-name="Standard">
      <style:text-properties style:font-name="TeXGyreAdventor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7" style:family="paragraph" style:parent-style-name="Standard">
      <style:text-properties style:font-name="TeXGyreChorus" fo:font-size="40pt" officeooo:rsid="001ba467" officeooo:paragraph-rsid="001ddf0f" style:font-size-asian="40pt" style:font-size-complex="40pt"/>
    </style:style>
    <style:style style:name="P98" style:family="paragraph" style:parent-style-name="Standard">
      <style:text-properties style:font-name="TeXGyreChoru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9" style:family="paragraph" style:parent-style-name="Standard">
      <style:text-properties style:font-name="TeXGyreCursor" fo:font-size="40pt" officeooo:rsid="001ba467" officeooo:paragraph-rsid="001ddf0f" style:font-size-asian="40pt" style:font-size-complex="40pt"/>
    </style:style>
    <style:style style:name="P100" style:family="paragraph" style:parent-style-name="Standard">
      <style:text-properties style:font-name="TeXGyreCursor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01" style:family="paragraph" style:parent-style-name="Standard">
      <style:text-properties style:font-name="TeXGyreHeros" fo:font-size="40pt" officeooo:rsid="001ba467" officeooo:paragraph-rsid="001ddf0f" style:font-size-asian="40pt" style:font-size-complex="40pt"/>
    </style:style>
    <style:style style:name="P102" style:family="paragraph" style:parent-style-name="Standard">
      <style:text-properties style:font-name="TeXGyreHero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03" style:family="paragraph" style:parent-style-name="Standard">
      <style:text-properties style:font-name="Tlwg Typist" fo:font-size="40pt" officeooo:rsid="001ba467" officeooo:paragraph-rsid="001ddf0f" style:font-size-asian="40pt" style:font-size-complex="40pt"/>
    </style:style>
    <style:style style:name="P104" style:family="paragraph" style:parent-style-name="Standard">
      <style:text-properties style:font-name="Tlwg Typis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05" style:family="paragraph" style:parent-style-name="Standard">
      <style:text-properties style:font-name="Ubuntu" fo:font-size="40pt" officeooo:rsid="001ba467" officeooo:paragraph-rsid="001ddf0f" style:font-size-asian="40pt" style:font-size-complex="40pt"/>
    </style:style>
    <style:style style:name="P106" style:family="paragraph" style:parent-style-name="Standard">
      <style:text-properties style:font-name="Ubuntu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07" style:family="paragraph" style:parent-style-name="Standard">
      <style:text-properties style:font-name="Ubuntu Condensed" fo:font-size="40pt" officeooo:rsid="001ba467" officeooo:paragraph-rsid="001ddf0f" style:font-size-asian="40pt" style:font-size-complex="40pt"/>
    </style:style>
    <style:style style:name="P108" style:family="paragraph" style:parent-style-name="Standard">
      <style:text-properties style:font-name="Ubuntu Condensed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09" style:family="paragraph" style:parent-style-name="Standard">
      <style:text-properties style:font-name="Ubuntu Light" fo:font-size="40pt" officeooo:rsid="001ba467" officeooo:paragraph-rsid="001ddf0f" style:font-size-asian="40pt" style:font-size-complex="40pt"/>
    </style:style>
    <style:style style:name="P110" style:family="paragraph" style:parent-style-name="Standard">
      <style:text-properties style:font-name="Ubuntu Ligh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1" style:family="paragraph" style:parent-style-name="Standard">
      <style:text-properties style:font-name="Ubuntu Mono" fo:font-size="40pt" officeooo:rsid="001ba467" officeooo:paragraph-rsid="001ddf0f" style:font-size-asian="40pt" style:font-size-complex="40pt"/>
    </style:style>
    <style:style style:name="P112" style:family="paragraph" style:parent-style-name="Standard">
      <style:text-properties style:font-name="Ubuntu 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3" style:family="paragraph" style:parent-style-name="Standard">
      <style:text-properties style:font-name="UnPilgi" fo:font-size="40pt" officeooo:rsid="001ba467" officeooo:paragraph-rsid="001ddf0f" style:font-size-asian="40pt" style:font-size-complex="40pt"/>
    </style:style>
    <style:style style:name="P114" style:family="paragraph" style:parent-style-name="Standard">
      <style:text-properties style:font-name="UnPilgi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5" style:family="paragraph" style:parent-style-name="Standard">
      <style:text-properties style:font-name="URW Chancery L" fo:font-size="40pt" officeooo:rsid="001ba467" officeooo:paragraph-rsid="001ddf0f" style:font-size-asian="40pt" style:font-size-complex="40pt"/>
    </style:style>
    <style:style style:name="P116" style:family="paragraph" style:parent-style-name="Standard">
      <style:text-properties style:font-name="URW Chancery 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7" style:family="paragraph" style:parent-style-name="Standard">
      <style:text-properties style:font-name="URW Bookman L" fo:font-size="40pt" officeooo:rsid="001ba467" officeooo:paragraph-rsid="001ddf0f" style:font-size-asian="40pt" style:font-size-complex="40pt"/>
    </style:style>
    <style:style style:name="P118" style:family="paragraph" style:parent-style-name="Standard">
      <style:text-properties style:font-name="URW Bookman 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9" style:family="paragraph" style:parent-style-name="Standard">
      <style:text-properties fo:font-size="40pt" officeooo:rsid="001ba467" officeooo:paragraph-rsid="001ddf0f" style:font-size-asian="40pt" style:font-size-complex="40pt"/>
    </style:style>
    <style:style style:name="P120" style:family="paragraph" style:parent-style-name="Standard">
      <style:text-properties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21" style:family="paragraph" style:parent-style-name="Standard">
      <style:text-properties fo:font-size="40pt" fo:font-style="italic" officeooo:rsid="002179bd" officeooo:paragraph-rsid="002179bd" style:font-size-asian="40pt" style:font-style-asian="italic" style:font-size-complex="40pt" style:font-style-complex="italic"/>
    </style:style>
    <style:style style:name="T1" style:family="text">
      <style:text-properties officeooo:rsid="001c01cb"/>
    </style:style>
    <style:style style:name="T2" style:family="text">
      <style:text-properties style:font-name="TeX Gyre Bonum"/>
    </style:style>
    <style:style style:name="T3" style:family="text">
      <style:text-properties style:font-name="TeX Gyre Bonum" officeooo:rsid="001c01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B C D E F G H I J K L M N O P Q R S T U V W X Y Z Ä Ö Ü <text:s/>a b c d e f g h i j k l m n o p q r s t u v w x y z ä ö ü <text:span text:style-name="T1">ß</text:span> 0 1 2 3 4 5 6 7 8 9 </text:p>
      <text:p text:style-name="P3">A B C D E F G H I J K L M N O P Q R S T U V W X Y Z Ä Ö Ü <text:s/>a b c d e f g h i j k l m n o p q r s t u v w x y z ä ö ü <text:span text:style-name="T1">ß</text:span> 0 1 2 3 4 5 6 7 8 9 </text:p>
      <text:p text:style-name="P5"><text:soft-page-break/>A B C D E F G H I J K L M N O P Q R S T U V W X Y Z Ä Ö Ü <text:s/>a b c d e f g h i j k l m n o p q r s t u v w x y z ä ö ü <text:span text:style-name="T1">ß</text:span> 0 1 2 3 4 5 6 7 8 9 </text:p>
      <text:p text:style-name="P7">A B C D E F G H I J K L M N O P Q R S T U V W X Y Z Ä Ö Ü <text:s/>a b c d e f g h i j k l m n o p q r s t u v w x y z ä ö ü <text:span text:style-name="T1">ß</text:span> 0 1 2 3 4 5 6 7 8 9 </text:p>
      <text:p text:style-name="P9"><text:soft-page-break/>A B C D E F G H I J K L M N O P Q R S T U V W X Y Z Ä Ö Ü <text:s/>a b c d e f g h i j k l m n o p q r s t u v w x y z ä ö ü <text:span text:style-name="T1">ß</text:span> 0 1 2 3 4 5 6 7 8 9 </text:p>
      <text:p text:style-name="P11">A B C D E F G H I J K L M N O P Q R S T U V W X Y Z Ä Ö Ü <text:s/>a b c d e f g h i j k l m n o p q r s t u v w x y z ä ö ü <text:span text:style-name="T1">ß</text:span> 0 1 2 3 4 5 6 7 8 9 </text:p>
      <text:p text:style-name="P13"><text:soft-page-break/>A B C D E F G H I J K L M N O P Q R S T U V W X Y Z Ä Ö Ü <text:s/>a b c d e f g h i j k l m n o p q r s t u v w x y z ä ö ü <text:span text:style-name="T1">ß</text:span> 0 1 2 3 4 5 6 7 8 9 </text:p>
      <text:p text:style-name="P15">A B C D E F G H I J K L M N O P Q R S T U V W X Y Z Ä Ö Ü <text:s/>a b c d e f g h i j k l m n o p q r s t u v w x y z ä ö ü <text:span text:style-name="T1">ß</text:span> 0 1 2 3 4 5 6 7 8 9 </text:p>
      <text:p text:style-name="P17"><text:soft-page-break/>A B C D E F G H I J K L M N O P Q R S T U V W X Y Z Ä Ö Ü <text:s/>a b c d e f g h i j k l m n o p q r s t u v w x y z ä ö ü <text:span text:style-name="T1">ß</text:span> 0 1 2 3 4 5 6 7 8 9 </text:p>
      <text:p text:style-name="P19">A B C D E F G H I J K L M N O P Q R S T U V W X Y Z Ä Ö Ü <text:s/>a b c d e f g h i j k l m n o p q r s t u v w x y z ä ö ü <text:span text:style-name="T1">ß</text:span> 0 1 2 3 4 5 6 7 8 9 </text:p>
      <text:p text:style-name="P21">A B C D E F G H I J K L M N O P Q R S T U V W X Y Z Ä Ö Ü <text:s/>a b c d e f g h i <text:soft-page-break/>j k l m n o p q r s t u v w x y z ä ö ü <text:span text:style-name="T1">ß</text:span> 0 1 2 3 4 5 6 7 8 9 </text:p>
      <text:p text:style-name="P23">A B C D E F G H I J K L M N O P Q R S T U V W X Y Z Ä Ö Ü <text:s/>a b c d e f g h i j k l m n o p q r s t u v w x y z ä ö ü <text:span text:style-name="T1">ß</text:span> 0 1 2 3 4 5 6 7 8 9 </text:p>
      <text:p text:style-name="P25">A B C D E F G H I J K L M N O P Q R S T U V W X Y Z Ä Ö Ü <text:s/>a b c d e <text:soft-page-break/>f g h i j k l m n o p q r s t u v w x y z ä ö ü <text:span text:style-name="T1">ß</text:span> 0 1 2 3 4 5 6 7 8 9 </text:p>
      <text:p text:style-name="P25">A B C D E F G H I J K L M N O P Q R S T U V W X Y Z Ä Ö Ü <text:s/>a b c d e f g h i j k l m n o p q r s t u v w x y z ä ö ü <text:span text:style-name="T1">ß</text:span> 0 1 2 3 4 5 6 7 8 9 </text:p>
      <text:p text:style-name="P27">A B C D E F G H I J K L M N O P Q R S T U V W X Y Z Ä Ö Ü <text:s/>a b c d e f g h i j k l m n o p q r s t u v w x y z ä ö ü <text:span text:style-name="T1">ß</text:span> 0 1 2 3 4 5 6 7 8 9 </text:p>
      <text:p text:style-name="P29"><text:soft-page-break/>A B C D E F G H I J K L M N O P Q R S T U V W X Y Z Ä Ö Ü <text:s/>a b c d e f g h i j k l m n o p q r s t u v w x y z ä ö ü <text:span text:style-name="T1">ß</text:span> 0 1 2 3 4 5 6 7 8 9 </text:p>
      <text:p text:style-name="P31">A B C D E F G H I J K L M N O P Q R S T U V W X Y Z Ä Ö Ü <text:s/>a b c d e f g h i j k l m n o p q r s t u v w x y z ä ö ü <text:span text:style-name="T1">ß</text:span> 0 1 2 3 4 5 6 7 8 9 </text:p>
      <text:p text:style-name="P33"><text:soft-page-break/>A B C D E F G H I J K L M N O P Q R S T U V W X Y Z Ä Ö Ü <text:s/>a b c d e f g h i j k l m n o p q r s t u v w x y z ä ö ü <text:span text:style-name="T1">ß</text:span> 0 1 2 3 4 5 6 7 8 9 </text:p>
      <text:p text:style-name="P35">A B C D E F G H I J K L M N O P Q R S T U V W X Y Z Ä Ö Ü <text:s/>a b c d e f g <text:soft-page-break/>h i j k l m n o p q r s t u v w x y z ä ö ü <text:span text:style-name="T1">ß</text:span> 0 1 2 3 4 5 6 7 8 9 </text:p>
      <text:p text:style-name="P37">A B C D E F G H I J K L M N O P Q R S T U V W X Y Z Ä Ö Ü <text:s/>a b c d e f g h i j k l m n o p q r s t u v w x y z ä ö ü <text:span text:style-name="T1">ß</text:span> 0 1 2 3 4 5 6 7 8 9 </text:p>
      <text:p text:style-name="P39">A B C D E F G H I J K L M N O P Q R S T U V W X Y Z Ä Ö Ü <text:s/>a b c d e f g h i j k l m n o p q r s t u v w x y z ä ö ü <text:span text:style-name="T1">ß</text:span> 0 1 2 3 4 5 6 7 8 9 </text:p>
      <text:p text:style-name="P41"><text:soft-page-break/>A B C D E F G H I J K L M N O P Q R S T U V W X Y Z Ä Ö Ü <text:s/>a b c d e f g h i j k l m n o p q r s t u v w x y z ä ö ü <text:span text:style-name="T1">ß</text:span> 0 1 2 3 4 5 6 7 8 9 </text:p>
      <text:p text:style-name="P43">A B C D E F G H I J K L M N O P Q R S T U V W X Y Z Ä Ö Ü <text:s/>a b c d e f g h i j k l m n o p q r s t u v w x y z ä ö ü <text:span text:style-name="T1">ß</text:span> 0 1 2 3 4 5 6 7 8 9 </text:p>
      <text:p text:style-name="P45">A B C D E F G H I J K L M N O P Q R S T U V W X Y Z Ä Ö Ü <text:s/>a b c d e f g h i j k l m <text:soft-page-break/>n o p q r s t u v w x y z ä ö ü <text:span text:style-name="T1">ß</text:span> 0 1 2 3 4 5 6 7 8 9 </text:p>
      <text:p text:style-name="P47">A B C D E F G H I J K L M N O P Q R S T U V W X Y Z Ä Ö Ü <text:s/>a b c d e f g h i j k l m n o p q r s t u v w x y z ä ö ü <text:span text:style-name="T1">ß</text:span> 0 1 2 3 4 5 6 7 8 9 </text:p>
      <text:p text:style-name="P49">A B C D E F G H I J K L M N O P Q R S T U V W X Y Z Ä Ö Ü <text:s/>a b c d e f g h i j k l m n o p q r s t u v w x y z ä ö ü <text:span text:style-name="T1">ß</text:span> 0 1 2 3 4 5 6 7 8 9 </text:p>
      <text:p text:style-name="P51"><text:soft-page-break/>A B C D E F G H I J K L M N O P Q R S T U V W X Y Z Ä Ö Ü <text:s/>a b c d e f g h i j k l m n o p q r s t u v w x y z ä ö ü <text:span text:style-name="T1">ß</text:span> 0 1 2 3 4 5 6 7 8 9 </text:p>
      <text:p text:style-name="P53">A B C D E F G H I J K L M N O P Q R S T U V W X Y Z Ä Ö Ü <text:s/>a b c d e f g h i j k l m n o p q r s t u v w x y z ä ö ü <text:span text:style-name="T1">ß</text:span> 0 1 2 3 4 5 6 7 8 9 </text:p>
      <text:p text:style-name="P55">A B C D E F G H I J K L M N O P Q R S T U V W X Y Z Ä Ö Ü <text:s/>a b c d e f g h i j k l m <text:soft-page-break/>n o p q r s t u v w x y z ä ö ü <text:span text:style-name="T1">ß</text:span> 0 1 2 3 4 5 6 7 8 9 </text:p>
      <text:p text:style-name="P57">A B C D E F G H I J K L M N O P Q R S T U V W X Y Z Ä Ö Ü <text:s/>a b c d e f g h i j k l m n o p q r s t u v w x y z ä ö ü <text:span text:style-name="T1">ß</text:span> 0 1 2 3 4 5 6 7 8 9 </text:p>
      <text:p text:style-name="P59">A B C D E F G H I J K L M N O P Q R S T U V W X Y Z Ä Ö Ü <text:s/>a b c d e f g h i j k l m n o p <text:soft-page-break/>q r s t u v w x y z ä ö ü <text:span text:style-name="T1">ß</text:span> 0 1 2 3 4 5 6 7 8 9 </text:p>
      <text:p text:style-name="P119">A B C D E F G H I J K L M N O P Q R S T U V W X Y Z Ä Ö Ü <text:s/>a b c d e f g h i j k l m n o p q r s t u v w x y z ä ö ü <text:span text:style-name="T1">ß</text:span> 0 1 2 3 4 5 6 7 8 9 </text:p>
      <text:p text:style-name="P61">A B C D E F G H I J K L M N O P Q R S T U V W X Y Z Ä Ö Ü <text:s/>a b c d e f g h i j k l m n o p q r s t u v w x y z ä ö ü <text:span text:style-name="T1">ß</text:span> 0 1 2 3 4 5 6 7 8 9 </text:p>
      <text:p text:style-name="P63"><text:soft-page-break/>A B C D E F G H I J K L M N O P Q R S T U V W X Y Z Ä Ö Ü <text:s/>a b c d e f g h i j k l m n o p q r s t u v w x y z ä ö ü <text:span text:style-name="T1">ß</text:span> 0 1 2 3 4 5 6 7 8 9 </text:p>
      <text:p text:style-name="P65">A B C D E F G H I J K L M N O P Q R S T U V W X Y Z Ä Ö Ü <text:s/>a b c d e f g h i j k l m n o p q r s t u v <text:soft-page-break/>w x y z ä ö ü <text:span text:style-name="T1">ß</text:span> 0 1 2 3 4 5 6 7 8 9 </text:p>
      <text:p text:style-name="P67">A B C D E F G H I J K L M N O P Q R S T U V W X Y Z Ä Ö Ü <text:s/>a b c d e f g h i j k l m n o p q r s t u v w x y z ä ö ü <text:span text:style-name="T1">ß</text:span> 0 1 2 3 4 5 6 7 8 9 </text:p>
      <text:p text:style-name="P69">A B C D E F G H I J K L M N O P Q R S T U V W X Y Z Ä Ö Ü <text:s/>a b c d e f g h i j k l m n o p q r s t u v w x y z ä ö ü <text:span text:style-name="T1">ß</text:span> 0 1 2 3 4 5 6 7 8 9 </text:p>
      <text:p text:style-name="P71"><text:soft-page-break/>A B C D E F G H I J K L M N O P Q R S T U V W X Y Z Ä Ö Ü <text:s/>a b c d e f g h i j k l m n o p q r s t u v w x y z ä ö ü <text:span text:style-name="T1">ß</text:span> 0 1 2 3 4 5 6 7 8 9 </text:p>
      <text:p text:style-name="P73">A B C D E F G H I J K L M N O P Q R S T U V W X Y Z Ä Ö Ü <text:s/>a b c d e f g h i j k l m n o p q r s t u v w x y z ä ö ü <text:span text:style-name="T1">ß</text:span> 0 1 2 3 4 5 6 7 8 9 </text:p>
      <text:p text:style-name="P75"><text:soft-page-break/>A B C D E F G H I J K L M N O P Q R S T U V W X Y Z Ä Ö Ü <text:s/>a b c d e f g h i j k l m n o p q r s t u v w x y z ä ö ü <text:span text:style-name="T1">ß</text:span> 0 1 2 3 4 5 6 7 8 9 </text:p>
      <text:p text:style-name="P77">A B C D E F G H I J K L M N O P Q R S T U V W X Y Z Ä Ö Ü <text:s/>a b c d e f <text:soft-page-break/>g h i j k l m n o p q r s t u v w x y z ä ö ü <text:span text:style-name="T1">ß</text:span> 0 1 2 3 4 5 6 7 8 9 </text:p>
      <text:p text:style-name="P79">A B C D E F G H I J K L M N O P Q R S T U V W X Y Z Ä Ö Ü <text:s/>a b c d e f g h i j k l m n o p q r s t u v w x y z ä ö ü <text:span text:style-name="T1">ß</text:span> 0 1 2 3 4 5 6 7 8 9 </text:p>
      <text:p text:style-name="P81"><text:soft-page-break/>A B C D E F G H I J K L M N O P Q R S T U V W X Y Z Ä Ö Ü <text:s/>a b c d e f g h i j k l m n o p q r s t u v w x y z ä ö ü <text:span text:style-name="T1">ß</text:span> 0 1 2 3 4 5 6 7 8 9 </text:p>
      <text:p text:style-name="P83">A B C D E F G H I J K L M N O P Q R S T U V W X Y Z Ä Ö Ü <text:s/>a b c d e f g h i j k l m n o p q r s t u v w x y z ä ö ü <text:span text:style-name="T1">ß</text:span> 0 1 2 3 4 5 6 7 8 9 </text:p>
      <text:p text:style-name="P85"><text:soft-page-break/>A B C D E F G H I J K L M N O P Q R S T U V W X Y Z Ä Ö Ü <text:s/>a b c d e f g h i j k l m n o p q r s t u v w x y z ä ö ü <text:span text:style-name="T1">ß</text:span> 0 1 2 3 4 5 6 7 8 9 </text:p>
      <text:p text:style-name="P87">A B C D E F G H I J K L M N O P Q R S T U V W X Y Z Ä Ö Ü <text:s/>a b c d e f g h i j k l m n o p q r s t u v w x y z ä ö ü <text:span text:style-name="T1">ß</text:span> 0 1 2 3 4 5 6 7 8 9 </text:p>
      <text:p text:style-name="P119"><text:soft-page-break/><text:span text:style-name="T2">A B C D E F G H I J K L M N O P Q R S T U V W X Y Z Ä Ö Ü <text:s/>a b c d e f g h i j k l m n o p q r s t u v w x y z ä ö ü </text:span><text:span text:style-name="T3">ß</text:span><text:span text:style-name="T2"> 0 1 2 3 4 5 6 7 8 9</text:span> </text:p>
      <text:p text:style-name="P89">A B C D E F G H I J K L M N O P Q R S T U V W X Y Z Ä Ö Ü <text:s/>a b c d e f g h i j k l m n o p q r s t u v w x y z ä ö ü <text:span text:style-name="T1">ß</text:span> 0 1 2 3 4 5 6 7 8 9 </text:p>
      <text:p text:style-name="P91"><text:soft-page-break/>A B C D E F G H I J K L M N O P Q R S T U V W X Y Z Ä Ö Ü <text:s/>a b c d e f g h i j k l m n o p q r s t u v w x y z ä ö ü <text:span text:style-name="T1">ß</text:span> 0 1 2 3 4 5 6 7 8 9 </text:p>
      <text:p text:style-name="P93">A B C D E F G H I J K L M N O P Q R S T U V W X Y Z Ä Ö Ü <text:s/>a b c d e f g h i j k l m n o p q r s t u v w x y z ä ö ü <text:span text:style-name="T1">ß</text:span> 0 1 2 3 4 5 6 7 8 9 </text:p>
      <text:p text:style-name="P95"><text:soft-page-break/>A B C D E F G H I J K L M N O P Q R S T U V W X Y Z Ä Ö Ü <text:s/>a b c d e f g h i j k l m n o p q r s t u v w x y z ä ö ü <text:span text:style-name="T1">ß</text:span> 0 1 2 3 4 5 6 7 8 9 </text:p>
      <text:p text:style-name="P97">A B C D E F G H I J K L M N O P Q R S T U V W X Y Z Ä Ö Ü <text:s/>a b c d e f g h i j k l m n o p q r s t u v w x y z ä ö ü <text:span text:style-name="T1">ß</text:span> 0 1 2 3 4 5 6 7 8 9 </text:p>
      <text:p text:style-name="P99"><text:soft-page-break/>A B C D E F G H I J K L M N O P Q R S T U V W X Y Z Ä Ö Ü <text:s/>a b c d e f g h i j k l m n o p q r s t u v w x y z ä ö ü <text:span text:style-name="T1">ß</text:span> 0 1 2 3 4 5 6 7 8 9 </text:p>
      <text:p text:style-name="P101">A B C D E F G H I J K L M N O P Q R S T U V W X Y Z Ä Ö Ü <text:s/>a b c d e f g h i j k l m n o p q r s t u v w x y z ä ö ü <text:span text:style-name="T1">ß</text:span> 0 1 2 3 4 5 6 7 8 9 </text:p>
      <text:p text:style-name="P103"><text:soft-page-break/>A B C D E F G H I J K L M N O P Q R S T U V W X Y Z Ä Ö Ü <text:s/>a b c d e f g h i j k l m n o p q r s t u v w x y z ä ö ü <text:span text:style-name="T1">ß</text:span> 0 1 2 3 4 5 6 7 8 9 </text:p>
      <text:p text:style-name="P105">A B C D E F G H I J K L M N O P Q R S T U V W X Y Z Ä Ö Ü <text:s/>a b c d e f g h i j k l m n o p q r s t u v w x y z ä ö ü <text:span text:style-name="T1">ß</text:span> 0 1 2 3 4 5 6 7 8 9 </text:p>
      <text:p text:style-name="P107"><text:soft-page-break/>A B C D E F G H I J K L M N O P Q R S T U V W X Y Z Ä Ö Ü <text:s/>a b c d e f g h i j k l m n o p q r s t u v w x y z ä ö ü <text:span text:style-name="T1">ß</text:span> 0 1 2 3 4 5 6 7 8 9 </text:p>
      <text:p text:style-name="P109">A B C D E F G H I J K L M N O P Q R S T U V W X Y Z Ä Ö Ü <text:s/>a b c d e f g h i j k l m n o p q r s t u v w x y z ä ö ü <text:span text:style-name="T1">ß</text:span> 0 1 2 3 4 5 6 7 8 9 </text:p>
      <text:p text:style-name="P111">A B C D E F G H I J K L M N O P Q R S T U V W X Y Z Ä Ö Ü <text:s/>a b c d e f g h i j k l m n o p q r s t u v w x y z ä ö ü <text:span text:style-name="T1">ß</text:span> 0 1 2 3 4 5 6 7 8 9 </text:p>
      <text:p text:style-name="P113"><text:soft-page-break/>A B C D E F G H I J K L M N O P Q R S T U V W X Y Z Ä Ö Ü <text:s/>a b c d e f g h i j k l m n o p q r s t u v w x y z ä ö ü <text:span text:style-name="T1">ß</text:span> 0 1 2 3 4 5 6 7 8 9 </text:p>
      <text:p text:style-name="P115">A B C D E F G H I J K L M N O P Q R S T U V W X Y Z Ä Ö Ü <text:s/>a b c d e f g h i j k l m n o p q r s t u v w x y z ä ö ü <text:span text:style-name="T1">ß</text:span> 0 1 2 3 4 5 6 7 8 9 </text:p>
      <text:p text:style-name="P117">A B C D E F G H I J K L M N O P Q R S T U V W X Y Z Ä Ö Ü <text:s/>a b c d e f <text:soft-page-break/>g h i j k l m n o p q r s t u v w x y z ä ö ü <text:span text:style-name="T1">ß</text:span> 0 1 2 3 4 5 6 7 8 9 </text:p>
      <text:p text:style-name="P119"/>
      <text:p text:style-name="P119"/>
      <text:p text:style-name="P2">A B C D E F G H I J K L M N O P Q R S T U V W X Y Z Ä Ö Ü <text:s/>a b c d e f g h i j k l m n o p q r s t u v w x y z ä ö ü <text:span text:style-name="T1">ß</text:span> 0 1 2 3 4 5 6 7 8 9 </text:p>
      <text:p text:style-name="P4">A B C D E F G H I J K L M N O P Q R S T U V W X Y Z Ä Ö Ü <text:s/>a <text:soft-page-break/>b c d e f g h i j k l m n o p q r s t u v w x y z ä ö ü <text:span text:style-name="T1">ß</text:span> 0 1 2 3 4 5 6 7 8 9 </text:p>
      <text:p text:style-name="P6">A B C D E F G H I J K L M N O P Q R S T U V W X Y Z Ä Ö Ü <text:s/>a b c d e f g h i j k l m n o p q r s t u v w x y z ä ö ü <text:span text:style-name="T1">ß</text:span> 0 1 2 3 4 5 6 7 8 9 </text:p>
      <text:p text:style-name="P8">A B C D E F G H I J K L M N O P Q R S T U V W X Y Z Ä Ö Ü <text:s/>a b c <text:soft-page-break/>d e f g h i j k l m n o p q r s t u v w x y z ä ö ü <text:span text:style-name="T1">ß</text:span> 0 1 2 3 4 5 6 7 8 9 </text:p>
      <text:p text:style-name="P10">A B C D E F G H I J K L M N O P Q R S T U V W X Y Z Ä Ö Ü <text:s/>a b c d e f g h i j k l m n o p q r s t u v w x y z ä ö ü <text:span text:style-name="T1">ß</text:span> 0 1 2 3 4 5 6 7 8 9 </text:p>
      <text:p text:style-name="P12">A B C D E F G H I J K L M N O P Q R S T U V W X Y Z Ä Ö Ü <text:s/>a b c d e f g h <text:soft-page-break/>i j k l m n o p q r s t u v w x y z ä ö ü <text:span text:style-name="T1">ß</text:span> 0 1 2 3 4 5 6 7 8 9 </text:p>
      <text:p text:style-name="P14">A B C D E F G H I J K L M N O P Q R S T U V W X Y Z Ä Ö Ü <text:s/>a b c d e f g h i j k l m n o p q r s t u v w x y z ä ö ü <text:span text:style-name="T1">ß</text:span> 0 1 2 3 4 5 6 7 8 9 </text:p>
      <text:p text:style-name="P16">A B C D E F G H I J K L M N O P Q R S T U V W X Y Z Ä Ö Ü <text:s/>a b c d e f g h i j k l m n o p <text:soft-page-break/>q r s t u v w x y z ä ö ü <text:span text:style-name="T1">ß</text:span> 0 1 2 3 4 5 6 7 8 9 </text:p>
      <text:p text:style-name="P18">A B C D E F G H I J K L M N O P Q R S T U V W X Y Z Ä Ö Ü <text:s/>a b c d e f g h i j k l m n o p q r s t u v w x y z ä ö ü <text:span text:style-name="T1">ß</text:span> 0 1 2 3 4 5 6 7 8 9 </text:p>
      <text:p text:style-name="P20">A B C D E F G H I J K L M N O P Q R S T U V W X Y Z Ä Ö Ü <text:s/>a b c d e f g h i j k l m n o p q r s t u v w x y z ä ö ü <text:span text:style-name="T1">ß</text:span> 0 1 2 3 4 5 6 7 8 9 </text:p>
      <text:p text:style-name="P22"><text:soft-page-break/>A B C D E F G H I J K L M N O P Q R S T U V W X Y Z Ä Ö Ü <text:s/>a b c d e f g h i j k l m n o p q r s t u v w x y z ä ö ü <text:span text:style-name="T1">ß</text:span> 0 1 2 3 4 5 6 7 8 9 </text:p>
      <text:p text:style-name="P24">A B C D E F G H I J K L M N O P Q R S T U V W X Y Z Ä Ö Ü <text:s/>a b c d e f g h i j k l m n o p q r s t u v w x y z ä ö ü <text:span text:style-name="T1">ß</text:span> 0 1 2 3 4 5 6 7 8 9 </text:p>
      <text:p text:style-name="P26"><text:soft-page-break/>A B C D E F G H I J K L M N O P Q R S T U V W X Y Z Ä Ö Ü <text:s/>a b c d e f g h i j k l m n o p q r s t u v w x y z ä ö ü <text:span text:style-name="T1">ß</text:span> 0 1 2 3 4 5 6 7 8 9 </text:p>
      <text:p text:style-name="P26">A B C D E F G H I J K L M N O P Q R S T U V W X Y Z Ä Ö Ü <text:s/>a b c d e f g h i j k l m n o p q r s t u v w x y z ä ö ü <text:span text:style-name="T1">ß</text:span> 0 1 2 3 4 5 6 7 8 9 </text:p>
      <text:p text:style-name="P28">A B C D E F G H I J K L M N O P Q R S T U V W X Y Z Ä Ö Ü <text:s/>a b c d e f g h i j <text:soft-page-break/>k l m n o p q r s t u v w x y z ä ö ü <text:span text:style-name="T1">ß</text:span> 0 1 2 3 4 5 6 7 8 9 </text:p>
      <text:p text:style-name="P30">A B C D E F G H I J K L M N O P Q R S T U V W X Y Z Ä Ö Ü <text:s/>a b c d e f g h i j k l m n o p q r s t u v w x y z ä ö ü <text:span text:style-name="T1">ß</text:span> 0 1 2 3 4 5 6 7 8 9 </text:p>
      <text:p text:style-name="P32">A B C D E F G H I J K L M N O P Q R S T U V W X Y Z Ä Ö Ü <text:s/>a b c d e f g h i j k <text:soft-page-break/>l m n o p q r s t u v w x y z ä ö ü <text:span text:style-name="T1">ß</text:span> 0 1 2 3 4 5 6 7 8 9 </text:p>
      <text:p text:style-name="P34">A B C D E F G H I J K L M N O P Q R S T U V W X Y Z Ä Ö Ü <text:s/>a b c d e f g h i j k l m n o p q r s t u v w x y z ä ö ü <text:span text:style-name="T1">ß</text:span> 0 1 2 3 4 5 6 7 8 9 </text:p>
      <text:p text:style-name="P36">A B C D E F G H I J K L M N O P Q R S T U V W X Y Z Ä Ö Ü <text:s/>a b c d e f g <text:soft-page-break/>h i j k l m n o p q r s t u v w x y z ä ö ü <text:span text:style-name="T1">ß</text:span> 0 1 2 3 4 5 6 7 8 9 </text:p>
      <text:p text:style-name="P38">A B C D E F G H I J K L M N O P Q R S T U V W X Y Z Ä Ö Ü <text:s/>a b c d e f g h i j k l m n o p q r s t u v w x y z ä ö ü <text:span text:style-name="T1">ß</text:span> 0 1 2 3 4 5 6 7 8 9 </text:p>
      <text:p text:style-name="P40">A B C D E F G H I J K L M N O P Q R S T U V W X Y Z Ä Ö Ü <text:s/>a b c d e f g h i j k l m n o p q r s t u v w x y z ä ö ü <text:span text:style-name="T1">ß</text:span> 0 1 2 3 4 5 6 7 8 9 </text:p>
      <text:p text:style-name="P42"><text:soft-page-break/>A B C D E F G H I J K L M N O P Q R S T U V W X Y Z Ä Ö Ü <text:s/>a b c d e f g h i j k l m n o p q r s t u v w x y z ä ö ü <text:span text:style-name="T1">ß</text:span> 0 1 2 3 4 5 6 7 8 9 </text:p>
      <text:p text:style-name="P44">A B C D E F G H I J K L M N O P Q R S T U V W X Y Z Ä Ö Ü <text:s/>a b c d e f g h i j k l m n o p q r s t u v w x y z ä ö ü <text:span text:style-name="T1">ß</text:span> 0 1 2 3 4 5 6 7 8 9 </text:p>
      <text:p text:style-name="P46">A B C D E F G H I J K L M N O P Q R S T U V W X Y Z Ä Ö Ü <text:s/>a b c d e f g h i j k l m n o p q r s t u v w x y z ä ö ü <text:span text:style-name="T1">ß</text:span> 0 1 2 3 4 5 6 7 8 9 </text:p>
      <text:p text:style-name="P48"><text:soft-page-break/>A B C D E F G H I J K L M N O P Q R S T U V W X Y Z Ä Ö Ü <text:s/>a b c d e f g h i j k l m n o p q r s t u v w x y z ä ö ü <text:span text:style-name="T1">ß</text:span> 0 1 2 3 4 5 6 7 8 9 </text:p>
      <text:p text:style-name="P50">A B C D E F G H I J K L M N O P Q R S T U V W X Y Z Ä Ö Ü <text:s/>a b c d e f g h i j k l m n o p q r s t u v w x y z ä ö ü <text:span text:style-name="T1">ß</text:span> 0 1 2 3 4 5 6 7 8 9 </text:p>
      <text:p text:style-name="P52">A B C D E F G H I J K L M N O P Q R S T U V W X Y Z Ä Ö Ü <text:s/>a b c d e f g h i j k l m n o <text:soft-page-break/>p q r s t u v w x y z ä ö ü <text:span text:style-name="T1">ß</text:span> 0 1 2 3 4 5 6 7 8 9 </text:p>
      <text:p text:style-name="P54">A B C D E F G H I J K L M N O P Q R S T U V W X Y Z Ä Ö Ü <text:s/>a b c d e f g h i j k l m n o p q r s t u v w x y z ä ö ü <text:span text:style-name="T1">ß</text:span> 0 1 2 3 4 5 6 7 8 9 </text:p>
      <text:p text:style-name="P56">A B C D E F G H I J K L M N O P Q R S T U V W X Y Z Ä Ö Ü <text:s/>a b c d e f g h i j k l m n o p q r s t u v w x y z ä ö ü <text:span text:style-name="T1">ß</text:span> 0 1 2 3 4 5 6 7 8 9 </text:p>
      <text:p text:style-name="P58">A B C D E F G H I J K L M N O P Q R S T U V W X Y Z Ä Ö Ü <text:s/>a b c d e f g h i j k l m n o <text:soft-page-break/>p q r s t u v w x y z ä ö ü <text:span text:style-name="T1">ß</text:span> 0 1 2 3 4 5 6 7 8 9 </text:p>
      <text:p text:style-name="P60">A B C D E F G H I J K L M N O P Q R S T U V W X Y Z Ä Ö Ü <text:s/>a b c d e f g h i j k l m n o p q r s t u v w x y z ä ö ü <text:span text:style-name="T1">ß</text:span> 0 1 2 3 4 5 6 7 8 9 </text:p>
      <text:p text:style-name="P120">A B C D E F G H I J K L M N O P Q R S T U V W X Y Z Ä Ö Ü <text:s/>a b c d e f g h i j k l m n <text:soft-page-break/>o p q r s t u v w x y z ä ö ü <text:span text:style-name="T1">ß</text:span> 0 1 2 3 4 5 6 7 8 9 </text:p>
      <text:p text:style-name="P62">A B C D E F G H I J K L M N O P Q R S T U V W X Y Z Ä Ö Ü <text:s/>a b c d e f g h i j k l m n o p q r s t u v w x y z ä ö ü <text:span text:style-name="T1">ß</text:span> 0 1 2 3 4 5 6 7 8 9 </text:p>
      <text:p text:style-name="P64">A B C D E F G H I J K L M N O P Q R S T U V W X Y Z Ä Ö Ü <text:s/>a b c d e f g h i j k l m n o p q r s t u v <text:soft-page-break/>w x y z ä ö ü <text:span text:style-name="T1">ß</text:span> 0 1 2 3 4 5 6 7 8 9 </text:p>
      <text:p text:style-name="P66">A B C D E F G H I J K L M N O P Q R S T U V W X Y Z Ä Ö Ü <text:s/>a b c d e f g h i j k l m n o p q r s t u v w x y z ä ö ü <text:span text:style-name="T1">ß</text:span> 0 1 2 3 4 5 6 7 8 9 </text:p>
      <text:p text:style-name="P68"><text:soft-page-break/>A B C D E F G H I J K L M N O P Q R S T U V W X Y Z Ä Ö Ü <text:s/>a b c d e f g h i j k l m n o p q r s t u v w x y z ä ö ü <text:span text:style-name="T1">ß</text:span> 0 1 2 3 4 5 6 7 8 9 </text:p>
      <text:p text:style-name="P70">A B C D E F G H I J K L M N O P Q R S T U V W X Y Z Ä Ö Ü <text:s/>a b c d e f g h i j k l m n o p q r s t u v w x y z ä ö ü <text:span text:style-name="T1">ß</text:span> 0 1 2 3 4 5 6 7 8 9 </text:p>
      <text:p text:style-name="P72">A B C D E F G H I J K L M N O P Q R S T U V W X Y Z Ä Ö Ü <text:s/>a b c d e <text:soft-page-break/>f g h i j k l m n o p q r s t u v w x y z ä ö ü <text:span text:style-name="T1">ß</text:span> 0 1 2 3 4 5 6 7 8 9 </text:p>
      <text:p text:style-name="P74">A B C D E F G H I J K L M N O P Q R S T U V W X Y Z Ä Ö Ü <text:s/>a b c d e f g h i j k l m n o p q r s t u v w x y z ä ö ü <text:span text:style-name="T1">ß</text:span> 0 1 2 3 4 5 6 7 8 9 </text:p>
      <text:p text:style-name="P76">A B C D E F G H I J K L M N O P Q R S T U V W X Y Z Ä Ö Ü <text:s/>a b c <text:soft-page-break/>d e f g h i j k l m n o p q r s t u v w x y z ä ö ü <text:span text:style-name="T1">ß</text:span> 0 1 2 3 4 5 6 7 8 9 </text:p>
      <text:p text:style-name="P78">A B C D E F G H I J K L M N O P Q R S T U V W X Y Z Ä Ö Ü <text:s/>a b c d e f g h i j k l m n o p q r s t u v w x y z ä ö ü <text:span text:style-name="T1">ß</text:span> 0 1 2 3 4 5 6 7 8 9 </text:p>
      <text:p text:style-name="P80"><text:soft-page-break/>A B C D E F G H I J K L M N O P Q R S T U V W X Y Z Ä Ö Ü <text:s/>a b c d e f g h i j k l m n o p q r s t u v w x y z ä ö ü <text:span text:style-name="T1">ß</text:span> 0 1 2 3 4 5 6 7 8 9 </text:p>
      <text:p text:style-name="P82">A B C D E F G H I J K L M N O P Q R S T U V W X Y Z Ä Ö Ü <text:s/>a b c d e f g h i j k l m n o p q r s t u v w x y z ä ö ü <text:span text:style-name="T1">ß</text:span> 0 1 2 3 4 5 6 7 8 9 </text:p>
      <text:p text:style-name="P84"><text:soft-page-break/>A B C D E F G H I J K L M N O P Q R S T U V W X Y Z Ä Ö Ü <text:s/>a b c d e f g h i j k l m n o p q r s t u v w x y z ä ö ü <text:span text:style-name="T1">ß</text:span> 0 1 2 3 4 5 6 7 8 9 </text:p>
      <text:p text:style-name="P86">A B C D E F G H I J K L M N O P Q R S T U V W X Y Z Ä Ö Ü <text:s/>a b c d e f g h i j k l m n o p q r s t u v w x y z ä ö ü <text:span text:style-name="T1">ß</text:span> 0 1 2 3 4 5 6 7 8 9 </text:p>
      <text:p text:style-name="P88"><text:soft-page-break/>A B C D E F G H I J K L M N O P Q R S T U V W X Y Z Ä Ö Ü <text:s/>a b c d e f g h i j k l m n o p q r s t u v w x y z ä ö ü <text:span text:style-name="T1">ß</text:span> 0 1 2 3 4 5 6 7 8 9 </text:p>
      <text:p text:style-name="P120"><text:span text:style-name="T2">A B C D E F G H I J K L M N O P Q R S T U V W X Y Z Ä Ö Ü <text:s/>a b c d e f g h i j k l m n o p q r s t u v w x y z ä ö ü </text:span><text:span text:style-name="T3">ß</text:span><text:span text:style-name="T2"> 0 1 2 3 4 5 6 7 8 9</text:span> </text:p>
      <text:p text:style-name="P90">A B C D E F G H I J K L M N O P Q R S T U V W X Y Z Ä Ö Ü <text:s/>a b c d e f <text:soft-page-break/>g h i j k l m n o p q r s t u v w x y z ä ö ü <text:span text:style-name="T1">ß</text:span> 0 1 2 3 4 5 6 7 8 9 </text:p>
      <text:p text:style-name="P92">A B C D E F G H I J K L M N O P Q R S T U V W X Y Z Ä Ö Ü <text:s/>a b c d e f g h i j k l m n o p q r s t u v w x y z ä ö ü <text:span text:style-name="T1">ß</text:span> 0 1 2 3 4 5 6 7 8 9 </text:p>
      <text:p text:style-name="P94">A B C D E F G H I J K L M N O P Q R S T U V W X Y Z Ä Ö Ü <text:s/>a b c d e f g h i j k l m n o p q r s t u v w x y z ä ö ü <text:span text:style-name="T1">ß</text:span> 0 1 2 3 4 5 6 7 8 9 </text:p>
      <text:p text:style-name="P96"><text:soft-page-break/>A B C D E F G H I J K L M N O P Q R S T U V W X Y Z Ä Ö Ü <text:s/>a b c d e f g h i j k l m n o p q r s t u v w x y z ä ö ü <text:span text:style-name="T1">ß</text:span> 0 1 2 3 4 5 6 7 8 9 </text:p>
      <text:p text:style-name="P98">A B C D E F G H I J K L M N O P Q R S T U V W X Y Z Ä Ö Ü <text:s/>a b c d e f g h i j k l m n o p q r s t u v w x y z ä ö ü <text:span text:style-name="T1">ß</text:span> 0 1 2 3 4 5 6 7 8 9 </text:p>
      <text:p text:style-name="P100"><text:soft-page-break/>A B C D E F G H I J K L M N O P Q R S T U V W X Y Z Ä Ö Ü <text:s/>a b c d e f g h i j k l m n o p q r s t u v w x y z ä ö ü <text:span text:style-name="T1">ß</text:span> 0 1 2 3 4 5 6 7 8 9 </text:p>
      <text:p text:style-name="P102">A B C D E F G H I J K L M N O P Q R S T U V W X Y Z Ä Ö Ü <text:s/>a b c d e f g h i j k l m n o p q r s t u v w x y z ä ö ü <text:span text:style-name="T1">ß</text:span> 0 1 2 3 4 5 6 7 8 9 </text:p>
      <text:p text:style-name="P104"><text:soft-page-break/>A B C D E F G H I J K L M N O P Q R S T U V W X Y Z Ä Ö Ü <text:s/>a b c d e f g h i j k l m n o p q r s t u v w x y z ä ö ü <text:span text:style-name="T1">ß</text:span> 0 1 2 3 4 5 6 7 8 9 </text:p>
      <text:p text:style-name="P106">A B C D E F G H I J K L M N O P Q R S T U V W X Y Z Ä Ö Ü <text:s/>a b c d e f g h i j k l m n o p q r s t u v w x y z ä ö ü <text:span text:style-name="T1">ß</text:span> 0 1 2 3 4 5 6 7 8 9 </text:p>
      <text:p text:style-name="P108"><text:soft-page-break/>A B C D E F G H I J K L M N O P Q R S T U V W X Y Z Ä Ö Ü <text:s/>a b c d e f g h i j k l m n o p q r s t u v w x y z ä ö ü <text:span text:style-name="T1">ß</text:span> 0 1 2 3 4 5 6 7 8 9 </text:p>
      <text:p text:style-name="P110">A B C D E F G H I J K L M N O P Q R S T U V W X Y Z Ä Ö Ü <text:s/>a b c d e f g h i j k l m n o p q r s t u v w x y z ä ö ü <text:span text:style-name="T1">ß</text:span> 0 1 2 3 4 5 6 7 8 9 </text:p>
      <text:p text:style-name="P112">A B C D E F G H I J K L M N O P Q R S T U V W X Y Z Ä Ö Ü <text:s/>a b c d e f g h i j k l m n o p q r s t u v w x y z ä ö ü <text:span text:style-name="T1">ß</text:span> 0 1 2 3 4 5 6 7 8 9 </text:p>
      <text:p text:style-name="P114"><text:soft-page-break/>A B C D E F G H I J K L M N O P Q R S T U V W X Y Z Ä Ö Ü <text:s/>a b c d e f g h i j k l m n o p q r s t u v w x y z ä ö ü <text:span text:style-name="T1">ß</text:span> 0 1 2 3 4 5 6 7 8 9 </text:p>
      <text:p text:style-name="P116">A B C D E F G H I J K L M N O P Q R S T U V W X Y Z Ä Ö Ü <text:s/>a b c d e f g h i j k l m n o p q r s t u v w x y z ä ö ü <text:span text:style-name="T1">ß</text:span> 0 1 2 3 4 5 6 7 8 9 </text:p>
      <text:p text:style-name="P118">A B C D E F G H I J K L M N O P Q R S T U V W X Y Z Ä Ö Ü <text:s/>a b c d e f g h <text:soft-page-break/>i j k l m n o p q r s t u v w x y z ä ö ü <text:span text:style-name="T1">ß</text:span> 0 1 2 3 4 5 6 7 8 9 </text:p>
      <text:p text:style-name="P1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" svg:font-family="'Andale Mono'" style:font-pitch="fixed"/>
    <style:font-face style:name="LM Mono 10" svg:font-family="'LM Mono 10'" style:font-pitch="fixed"/>
    <style:font-face style:name="LM Mono Light 10" svg:font-family="'LM Mono Light 10'" style:font-pitch="fixed"/>
    <style:font-face style:name="LM Mono Light Cond 10" svg:font-family="'LM Mono Light Cond 10'" style:font-pitch="fixed"/>
    <style:font-face style:name="TeXGyreCursor" svg:font-family="TeXGyreCursor" style:font-pitch="fixed"/>
    <style:font-face style:name="Ubuntu Mono" svg:font-family="'Ubuntu Mono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Garuda" svg:font-family="Garuda" style:font-pitch="variable"/>
    <style:font-face style:name="LM Mono Prop 10" svg:font-family="'LM Mono Prop 10'" style:font-pitch="variable"/>
    <style:font-face style:name="LM Mono Prop Light 10" svg:font-family="'LM Mono Prop Light 10'" style:font-pitch="variable"/>
    <style:font-face style:name="LM Roman 12" svg:font-family="'LM Roman 12'" style:font-pitch="variable"/>
    <style:font-face style:name="LM Roman 8" svg:font-family="'LM Roman 8'" style:font-pitch="variable"/>
    <style:font-face style:name="LM Roman Dunhill 10" svg:font-family="'LM Roman Dunhill 10'" style:font-pitch="variable"/>
    <style:font-face style:name="Latin Modern Math" svg:font-family="'Latin Modern Math'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STIX" svg:font-family="STIX" style:font-pitch="variable"/>
    <style:font-face style:name="STIXGeneral" svg:font-family="STIXGeneral" style:font-pitch="variable"/>
    <style:font-face style:name="Symbola" svg:font-family="Symbola" style:font-pitch="variable"/>
    <style:font-face style:name="TeX Gyre Bonum" svg:font-family="'TeX Gyre Bonum'" style:font-pitch="variable"/>
    <style:font-face style:name="TeX Gyre Bonum Math" svg:font-family="'TeX Gyre Bonum Math'" style:font-pitch="variable"/>
    <style:font-face style:name="TeX Gyre Schola Math" svg:font-family="'TeX Gyre Schola Math'" style:font-pitch="variable"/>
    <style:font-face style:name="TeX Gyre Termes Math" svg:font-family="'TeX Gyre Termes Math'" style:font-pitch="variable"/>
    <style:font-face style:name="TeXGyreAdventor" svg:font-family="TeXGyreAdventor" style:font-pitch="variable"/>
    <style:font-face style:name="TeXGyreChorus" svg:font-family="TeXGyreChorus" style:font-pitch="variable"/>
    <style:font-face style:name="TeXGyreHeros" svg:font-family="TeXGyreHeros" style:font-pitch="variable"/>
    <style:font-face style:name="Tlwg Typist" svg:font-family="'Tlwg Typist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nPilgi" svg:font-family="UnPilgi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M Sans Quot 8" svg:font-family="'LM Sans Quot 8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3:44:23.585348844</meta:creation-date>
    <dc:date>2016-07-28T16:35:36.384106592</dc:date>
    <meta:editing-duration>PT1H42M2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58" meta:paragraph-count="124" meta:word-count="8556" meta:character-count="17236" meta:non-whitespace-character-count="8556"/>
  </office:meta>
</office:document-meta>
</file>